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49f43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8" style:family="paragraph" style:parent-style-name="Standard">
      <style:text-properties officeooo:paragraph-rsid="000c6b84"/>
    </style:style>
    <style:style style:name="P9" style:family="paragraph" style:parent-style-name="Standard">
      <style:text-properties officeooo:rsid="000c6b84" officeooo:paragraph-rsid="000c6b84"/>
    </style:style>
    <style:style style:name="P10" style:family="paragraph" style:parent-style-name="Standard">
      <style:text-properties officeooo:rsid="000c6b84" officeooo:paragraph-rsid="0011d4a2"/>
    </style:style>
    <style:style style:name="P11" style:family="paragraph" style:parent-style-name="Standard">
      <style:text-properties fo:font-weight="bold" officeooo:rsid="0011d4a2" officeooo:paragraph-rsid="0011d4a2" style:font-weight-asian="bold" style:font-weight-complex="bold"/>
    </style:style>
    <style:style style:name="P12" style:family="paragraph" style:parent-style-name="Standard">
      <style:text-properties fo:font-weight="bold" officeooo:rsid="0012d07c" officeooo:paragraph-rsid="0012d07c" style:font-weight-asian="bold" style:font-weight-complex="bold"/>
    </style:style>
    <style:style style:name="P13" style:family="paragraph" style:parent-style-name="Standard">
      <style:text-properties officeooo:rsid="001bc32b" officeooo:paragraph-rsid="001bc32b"/>
    </style:style>
    <style:style style:name="P14" style:family="paragraph" style:parent-style-name="Standard">
      <style:text-properties officeooo:rsid="0017d4df" officeooo:paragraph-rsid="0017d4df"/>
    </style:style>
    <style:style style:name="P15" style:family="paragraph" style:parent-style-name="Standard">
      <style:text-properties officeooo:rsid="00165204" officeooo:paragraph-rsid="000c6b84"/>
    </style:style>
    <style:style style:name="P16" style:family="paragraph" style:parent-style-name="Standard">
      <style:text-properties officeooo:rsid="000e047e" officeooo:paragraph-rsid="000e047e"/>
    </style:style>
    <style:style style:name="P17" style:family="paragraph" style:parent-style-name="Standard">
      <style:paragraph-properties fo:margin-left="0cm" fo:margin-right="-0.03cm" fo:text-indent="-0.03cm" style:auto-text-indent="false"/>
    </style:style>
    <style:style style:name="P18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9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officeooo:paragraph-rsid="000ac329"/>
    </style:style>
    <style:style style:name="P20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  <style:text-properties officeooo:paragraph-rsid="000ac329"/>
    </style:style>
    <style:style style:name="P21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officeooo:paragraph-rsid="000ac329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3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4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5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officeooo:paragraph-rsid="000ac329" style:font-size-asian="9pt" style:font-style-asian="italic" style:font-name-complex="Times New Roman" style:font-size-complex="9pt" style:font-style-complex="italic"/>
    </style:style>
    <style:style style:name="P26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7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8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e7ef2" style:font-size-asian="9pt" style:font-weight-asian="bold" style:font-name-complex="Times New Roman" style:font-size-complex="9pt" style:font-weight-complex="bold"/>
    </style:style>
    <style:style style:name="P29" style:family="paragraph" style:parent-style-name="Standard" style:master-page-name="Standard">
      <style:paragraph-properties style:page-number="auto"/>
    </style:style>
    <style:style style:name="T1" style:family="text">
      <style:text-properties officeooo:rsid="001cfd68"/>
    </style:style>
    <style:style style:name="T2" style:family="text">
      <style:text-properties officeooo:rsid="001cfd4b"/>
    </style:style>
    <style:style style:name="T3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6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7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9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1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2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3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4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5" style:family="text">
      <style:text-properties officeooo:rsid="000c6b84"/>
    </style:style>
    <style:style style:name="T16" style:family="text">
      <style:text-properties officeooo:rsid="00105f87"/>
    </style:style>
    <style:style style:name="T17" style:family="text">
      <style:text-properties fo:font-weight="bold" officeooo:rsid="000c6b8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<text:s/></text:span><text:span text:style-name="T4"><text:s text:c="7"/></text:span><text:span text:style-name="T5"><text:s text:c="24"/></text:span><text:span text:style-name="T4"><text:s text:c="2"/><text:tab/><text:tab/> <text:s text:c="9"/></text:span><text:span text:style-name="T9">CABINET DE RHUMATOLOGIE</text:span></text:p>
      <text:p text:style-name="Standard"><text:span text:style-name="T9"><text:tab/><text:tab/><text:tab/><text:tab/> <text:s text:c="12"/></text:span><text:span text:style-name="T4">TRAUMATOLOGIE SPORTIVE</text:span></text:p>
      <text:p text:style-name="P2"><text:span text:style-name="T9"><text:s text:c="3"/></text:span><text:span text:style-name="T9">34 bis, Rue Gambetta - 78800 HOUILLES</text:span></text:p>
      <text:p text:style-name="P3">Tel <text:s/>: <text:span text:style-name="T2">{mycompany_phone}</text:span> </text:p>
      <text:p text:style-name="P4"/>
      <text:p text:style-name="P7"/>
      <text:p text:style-name="P5"/>
      <text:p text:style-name="P6"><text:s text:c="3"/>Docteur Stéphanie ARRESTIER<text:tab/><text:tab/> <text:s text:c="4"/>Docteur Pascal CHASPOUX</text:p>
      <text:p text:style-name="P21"><text:s text:c="16"/>Rhumatologue<text:tab/><text:tab/> <text:s text:c="16"/>Rhumatologue</text:p>
      <text:p text:style-name="P19"><text:span text:style-name="T7"><text:s text:c="15"/></text:span><text:span text:style-name="T6"><text:s/></text:span><text:span text:style-name="T10"><text:s text:c="17"/>---<text:tab/> <text:s text:c="35"/>---<text:tab/></text:span></text:p>
      <text:p text:style-name="P26"><text:tab/> <text:s/>Diplômée de Rhumatologie<text:tab/><text:tab/><text:tab/><text:tab/><text:tab/><text:tab/><text:tab/> <text:s text:c="6"/>Lauréat de la Faculté</text:p>
      <text:p text:style-name="P22"><text:tab/> <text:s text:c="11"/><text:tab/>Attachée des Hôpitaux de Paris <text:tab/><text:tab/> <text:s text:c="23"/><text:tab/><text:tab/> <text:s text:c="17"/>Diplômé de Rhumatologie</text:p>
      <text:p text:style-name="P23"><text:s text:c="6"/><text:tab/> <text:s text:c="11"/>Ancien chef de Clinique <text:tab/><text:tab/><text:tab/> <text:s text:c="63"/>Traumatologie du Sport<text:tab/></text:p>
      <text:p text:style-name="P23"><text:s text:c="13"/>Assistant des Hôpitaux de Paris<text:tab/> <text:s text:c="72"/>Membre de <text:s/>la Société Française</text:p>
      <text:p text:style-name="P27"><text:s text:c="15"/><text:tab/> <text:s text:c="18"/>--- <text:s text:c="115"/>de Traumatologie du Sport</text:p>
      <text:p text:style-name="P24"><text:s text:c="26"/>78 1 15552 8<text:tab/><text:tab/><text:tab/> <text:s text:c="19"/>---</text:p>
      <text:p text:style-name="P25"><text:s text:c="18"/>RPPS <text:s/>10001606911 <text:s text:c="3"/><text:tab/><text:tab/><text:tab/> <text:s text:c="11"/>78 1 102108</text:p>
      <text:p text:style-name="P25"><text:s text:c="33"/>--- <text:tab/><text:tab/> <text:s text:c="20"/>RPPS <text:s/>10000787209</text:p>
      <text:p text:style-name="P20"><text:span text:style-name="T14"><text:s text:c="14"/></text:span><text:span text:style-name="T8"><text:s/>sarrestier@scm34.fr <text:s text:c="2"/></text:span><text:span text:style-name="T10"><text:s text:c="71"/></text:span><text:span text:style-name="T11"><text:s text:c="38"/>---</text:span></text:p>
      <text:p text:style-name="P18"><text:span text:style-name="T12"><text:s/></text:span><text:span text:style-name="T5"><text:s text:c="88"/><text:tab/><text:tab/> <text:s text:c="16"/>pchaspoux@scm34.fr <text:s text:c="6"/></text:span><text:span text:style-name="T13"><text:s text:c="3"/></text:span></text:p>
      <text:p text:style-name="P17"/>
      <text:p text:style-name="P17"/>
      <text:p text:style-name="P17"/>
      <text:p text:style-name="P17"/>
      <text:p text:style-name="P8">Cher Confrère/ Consœur/Ami</text:p>
      <text:p text:style-name="P8"/>
      <text:p text:style-name="P8"/>
      <text:p text:style-name="P8">J'ai vu avec plaisir en consultation Mr/Mme <text:span text:style-name="T17">{company_name}</text:span>, <text:span text:style-name="T15">né(e) le </text:span><text:span text:style-name="T16">{company_idprof3}</text:span>, pour <text:span text:style-name="T15">le motif suivant :</text:span></text:p>
      <text:p text:style-name="P11">{outcome_diagnostic}</text:p>
      <text:p text:style-name="P8"/>
      <text:p text:style-name="P13">{examshows}</text:p>
      <text:p text:style-name="P14">{examother_title}</text:p>
      <text:p text:style-name="P11">{examother_conclusion}</text:p>
      <text:p text:style-name="P15">{exambio_title}</text:p>
      <text:p text:style-name="P12">{exambio_conclusion}</text:p>
      <text:p text:style-name="P8"/>
      <text:p text:style-name="P9">Le traitement qui lui a été prescrit est le suivant :</text:p>
      <text:p text:style-name="P11">{outcome_treatment}</text:p>
      <text:p text:style-name="P10"/>
      <text:p text:style-name="P8"/>
      <text:p text:style-name="P8"><text:span text:style-name="T15">Je vous remercie pour votre confiance, et ne manquerais pas de vous tenir au courant de </text:span>l'évolution.</text:p>
      <text:p text:style-name="P8"/>
      <text:p text:style-name="P8">Confraternellement,</text:p>
      <text:p text:style-name="P8"/>
      <text:p text:style-name="P8"/>
      <text:p text:style-name="P16">{myuser_firstname} {myuser_last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e7ef2" style:font-size-asian="9pt" style:font-weight-asian="bold" style:font-name-complex="Times New Roman" style:font-size-complex="9pt" style:font-weight-complex="bold"/>
    </style:style>
    <style:style style:name="MP2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49f43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x : 01 39 15 26 46</text:p>
        <text:p text:style-name="MP2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6-13T19:06:43</dc:date>
    <meta:print-date>2011-04-21T16:49:00</meta:print-date>
    <meta:editing-cycles>19</meta:editing-cycles>
    <meta:editing-duration>PT00H44M54S</meta:editing-duration>
    <meta:generator>OpenOffice.org/3.2$Linux OpenOffice.org_project/320m19$Build-9505</meta:generator>
    <meta:document-statistic meta:table-count="0" meta:image-count="0" meta:object-count="0" meta:page-count="1" meta:paragraph-count="32" meta:word-count="150" meta:character-count="2050"/>
    <meta:user-defined meta:name="Info 1"/>
    <meta:user-defined meta:name="Info 2"/>
    <meta:user-defined meta:name="Info 3"/>
    <meta:user-defined meta:name="Info 4"/>
  </office:meta>
</office:document-meta>
</file>